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.787cm"/>
    </style:style>
    <style:style style:name="co6" style:family="table-column">
      <style:table-column-properties fo:break-before="auto" style:column-width="3.307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8.01cm"/>
    </style:style>
    <style:style style:name="co9" style:family="table-column">
      <style:table-column-properties fo:break-before="auto" style:column-width="6.853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9.668cm"/>
    </style:style>
    <style:style style:name="co12" style:family="table-column">
      <style:table-column-properties fo:break-before="auto" style:column-width="2.877cm"/>
    </style:style>
    <style:style style:name="co13" style:family="table-column">
      <style:table-column-properties fo:break-before="auto" style:column-width="6.05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xec Typ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ype</text:p>
          </table:table-cell>
          <table:table-cell table:style-name="ce1" office:value-type="string">
            <text:p>Subtype</text:p>
          </table:table-cell>
          <table:table-cell table:style-name="ce2" office:value-type="string">
            <text:p>Objective</text:p>
          </table:table-cell>
          <table:table-cell table:style-name="ce2" office:value-type="string">
            <text:p>Description</text:p>
          </table:table-cell>
          <table:table-cell table:style-name="ce1" office:value-type="string">
            <text:p>Pre Condition</text:p>
          </table:table-cell>
          <table:table-cell table:style-name="ce2" office:value-type="string">
            <text:p>Steps</text:p>
          </table:table-cell>
          <table:table-cell table:style-name="ce1" office:value-type="string">
            <text:p>Post Condition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Bugs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10-tizen_pc/C0-web/20-instant-messaging/</text:p>
          </table:table-cell>
          <table:table-cell office:value-type="string">
            <text:p>testcase-name1</text:p>
          </table:table-cell>
          <table:table-cell office:value-type="string">
            <text:p>manual</text:p>
          </table:table-cell>
          <table:table-cell office:value-type="float" office:value="3">
            <text:p>3</text:p>
          </table:table-cell>
          <table:table-cell office:value-type="string">
            <text:p>designed</text:p>
          </table:table-cell>
          <table:table-cell office:value-type="string">
            <text:p>functional_positive</text:p>
          </table:table-cell>
          <table:table-cell/>
          <table:table-cell office:value-type="string">
            <text:p>Fill-in testcase objective 1 (one line)</text:p>
          </table:table-cell>
          <table:table-cell office:value-type="string">
            <text:p>Fill-in testcase description 1 (multiline)</text:p>
          </table:table-cell>
          <table:table-cell office:value-type="string">
            <text:p>- precond11</text:p>
            <text:p>- precond12</text:p>
          </table:table-cell>
          <table:table-cell office:value-type="string">
            <text:p>Step1 description =&gt; expected result</text:p>
            <text:p>Step2 description =&gt; -</text:p>
            <text:p>Step3 description =&gt; final result</text:p>
          </table:table-cell>
          <table:table-cell office:value-type="string">
            <text:p>Postcondition 1</text:p>
          </table:table-cell>
          <table:table-cell office:value-type="string">
            <text:p>some notes 1</text:p>
          </table:table-cell>
          <table:table-cell office:value-type="string">
            <text:p>TZPC-AAA TZPC-BBB TZPC-CC1</text:p>
          </table:table-cell>
          <table:table-cell table:number-columns-repeated="1010"/>
        </table:table-row>
        <table:table-row table:style-name="ro2">
          <table:table-cell office:value-type="string">
            <text:p>10-tizen_pc/C0-web/20-instant-messaging/</text:p>
          </table:table-cell>
          <table:table-cell office:value-type="string">
            <text:p>testcase-name2</text:p>
          </table:table-cell>
          <table:table-cell office:value-type="string">
            <text:p>manual</text:p>
          </table:table-cell>
          <table:table-cell office:value-type="float" office:value="3">
            <text:p>3</text:p>
          </table:table-cell>
          <table:table-cell office:value-type="string">
            <text:p>designed</text:p>
          </table:table-cell>
          <table:table-cell office:value-type="string">
            <text:p>functional_positive</text:p>
          </table:table-cell>
          <table:table-cell/>
          <table:table-cell office:value-type="string">
            <text:p>Fill-in testcase objective 2 (one line)</text:p>
          </table:table-cell>
          <table:table-cell office:value-type="string">
            <text:p>Fill-in testcase description 2 (multiline)</text:p>
          </table:table-cell>
          <table:table-cell office:value-type="string">
            <text:p>- precond21</text:p>
            <text:p>- precond22</text:p>
          </table:table-cell>
          <table:table-cell office:value-type="string">
            <text:p>Step1 description =&gt; expected result</text:p>
            <text:p>Step2 description =&gt; -</text:p>
            <text:p>Step3 description =&gt; final result</text:p>
          </table:table-cell>
          <table:table-cell office:value-type="string">
            <text:p>Postcondition 2</text:p>
          </table:table-cell>
          <table:table-cell office:value-type="string">
            <text:p>some notes 2</text:p>
          </table:table-cell>
          <table:table-cell office:value-type="string">
            <text:p>TZPC-AAA TZPC-BBB TZPC-CC2</text:p>
          </table:table-cell>
          <table:table-cell table:number-columns-repeated="1010"/>
        </table:table-row>
        <table:table-row table:style-name="ro2">
          <table:table-cell office:value-type="string">
            <text:p>10-tizen_pc/C0-web/20-instant-messaging/</text:p>
          </table:table-cell>
          <table:table-cell office:value-type="string">
            <text:p>testcase-name3</text:p>
          </table:table-cell>
          <table:table-cell office:value-type="string">
            <text:p>manual</text:p>
          </table:table-cell>
          <table:table-cell office:value-type="float" office:value="3">
            <text:p>3</text:p>
          </table:table-cell>
          <table:table-cell office:value-type="string">
            <text:p>designed</text:p>
          </table:table-cell>
          <table:table-cell office:value-type="string">
            <text:p>functional_positive</text:p>
          </table:table-cell>
          <table:table-cell/>
          <table:table-cell office:value-type="string">
            <text:p>Fill-in testcase objective 3 (one line)</text:p>
          </table:table-cell>
          <table:table-cell office:value-type="string">
            <text:p>Fill-in testcase description 3 (multiline)</text:p>
          </table:table-cell>
          <table:table-cell office:value-type="string">
            <text:p>- precond31</text:p>
            <text:p>- precond32</text:p>
          </table:table-cell>
          <table:table-cell office:value-type="string">
            <text:p>Step1 description =&gt; expected result</text:p>
            <text:p>Step2 description =&gt; -</text:p>
            <text:p>Step3 description =&gt; final result</text:p>
          </table:table-cell>
          <table:table-cell office:value-type="string">
            <text:p>Postcondition 3</text:p>
          </table:table-cell>
          <table:table-cell office:value-type="string">
            <text:p>some notes 3</text:p>
          </table:table-cell>
          <table:table-cell office:value-type="string">
            <text:p>TZPC-AAA TZPC-BBB TZPC-CC3</text:p>
          </table:table-cell>
          <table:table-cell table:number-columns-repeated="101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3-13T16:02:40</dc:date>
    <meta:editing-duration>PT7M49S</meta:editing-duration>
    <meta:editing-cycles>2</meta:editing-cycles>
    <meta:document-statistic meta:table-count="1" meta:cell-count="53" meta:object-count="0"/>
  </office:meta>
</office:document-meta>
</file>